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417in" fo:margin-left="0.4104in" fo:margin-top="0in" fo:margin-bottom="0in" table:align="left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2.8972in"/>
    </style:style>
    <style:style style:name="Table1.C" style:family="table-column">
      <style:table-column-properties style:column-width="0.534in"/>
    </style:style>
    <style:style style:name="Table1.D" style:family="table-column">
      <style:table-column-properties style:column-width="0.6181in"/>
    </style:style>
    <style:style style:name="Table1.E" style:family="table-column">
      <style:table-column-properties style:column-width="0.5799in"/>
    </style:style>
    <style:style style:name="Table1.F" style:family="table-column">
      <style:table-column-properties style:column-width="0.6285in"/>
    </style:style>
    <style:style style:name="Table1.G" style:family="table-column">
      <style:table-column-properties style:column-width="0.6736in"/>
    </style:style>
    <style:style style:name="Table1.H" style:family="table-column">
      <style:table-column-properties style:column-width="0.7486in"/>
    </style:style>
    <style:style style:name="Table1.1" style:family="table-row">
      <style:table-row-properties style:min-row-height="0.0799in" fo:keep-together="always"/>
    </style:style>
    <style:style style:name="Table1.A1" style:family="table-cell">
      <style:table-cell-properties fo:padding-left="0in" fo:padding-right="0in" fo:padding-top="0.0396in" fo:padding-bottom="0.0396in" fo:border="none"/>
    </style:style>
    <style:style style:name="Table1.3" style:family="table-row">
      <style:table-row-properties style:min-row-height="0.1674in" fo:keep-together="always"/>
    </style:style>
    <style:style style:name="Table1.A3" style:family="table-cell">
      <style:table-cell-properties style:vertical-align="middle" fo:padding-left="0in" fo:padding-right="0in" fo:padding-top="0.0396in" fo:padding-bottom="0.0396in" fo:border="none"/>
    </style:style>
    <style:style style:name="Table1.E3" style:family="table-cell" style:data-style-name="N100">
      <style:table-cell-properties style:vertical-align="middle" fo:padding-left="0in" fo:padding-right="0in" fo:padding-top="0.0396in" fo:padding-bottom="0.0396in" fo:border="none"/>
    </style:style>
    <style:style style:name="Table1.4" style:family="table-row">
      <style:table-row-properties style:min-row-height="0.1653in" fo:keep-together="always"/>
    </style:style>
    <style:style style:name="Table1.6" style:family="table-row">
      <style:table-row-properties style:min-row-height="0.1965in" fo:keep-together="always"/>
    </style:style>
    <style:style style:name="Table1.8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3e264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3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P47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49b970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7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2pt" fo:letter-spacing="-0.0028in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28in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16in" fo:font-style="normal" style:font-style-asian="normal" style:font-style-complex="normal"/>
    </style:style>
    <style:style style:name="T44" style:family="text">
      <style:text-properties fo:color="#000000" fo:letter-spacing="-0.0028in" fo:font-style="normal" style:font-style-asian="normal" style:font-style-complex="normal"/>
    </style:style>
    <style:style style:name="T45" style:family="text">
      <style:text-properties fo:color="#000000" fo:letter-spacing="-0.0028in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047in"/>
    </style:style>
    <style:style style:name="T50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047in" fo:font-style="normal" officeooo:rsid="0044122e" style:font-style-asian="normal" style:font-style-complex="normal"/>
    </style:style>
    <style:style style:name="T52" style:family="text">
      <style:text-properties fo:letter-spacing="-0.0047in" fo:font-style="normal" officeooo:rsid="003a4e71" style:font-style-asian="normal" style:font-style-complex="normal"/>
    </style:style>
    <style:style style:name="T53" style:family="text">
      <style:text-properties fo:letter-spacing="-0.0047in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055in" fo:font-weight="bold" style:font-weight-asian="bold" style:font-weight-complex="bold"/>
    </style:style>
    <style:style style:name="T57" style:family="text">
      <style:text-properties fo:letter-spacing="-0.0016in" fo:font-weight="bold" style:font-weight-asian="bold" style:font-weight-complex="bold"/>
    </style:style>
    <style:style style:name="T58" style:family="text">
      <style:text-properties fo:letter-spacing="-0.0035in"/>
    </style:style>
    <style:style style:name="T5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126in" svg:width="0.4535in" svg:height="0.2591in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7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5"><text:text-input text:description="&lt;formatLang(line.report_price_unit, dp='Report Product Price'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unit, dp='Report Product Price'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69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14in" fo:margin-top="0.0396in" fo:margin-bottom="0in" table:align="center"/>
    </style:style>
    <style:style style:name="Tabla2.A" style:family="table-column">
      <style:table-column-properties style:column-width="3.6201in"/>
    </style:style>
    <style:style style:name="Tabla2.B" style:family="table-column">
      <style:table-column-properties style:column-width="0.5556in"/>
    </style:style>
    <style:style style:name="Tabla2.C" style:family="table-column">
      <style:table-column-properties style:column-width="0.6229in"/>
    </style:style>
    <style:style style:name="Tabla2.D" style:family="table-column">
      <style:table-column-properties style:column-width="0.5576in"/>
    </style:style>
    <style:style style:name="Tabla2.E" style:family="table-column">
      <style:table-column-properties style:column-width="0.625in"/>
    </style:style>
    <style:style style:name="Tabla2.F" style:family="table-column">
      <style:table-column-properties style:column-width="0.7007in"/>
    </style:style>
    <style:style style:name="Tabla2.G" style:family="table-column">
      <style:table-column-properties style:column-width="0.7194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153in"/>
    </style:style>
    <style:style style:name="Tabla6.B" style:family="table-column">
      <style:table-column-properties style:column-width="0.1042in"/>
    </style:style>
    <style:style style:name="Tabla6.C" style:family="table-column">
      <style:table-column-properties style:column-width="1.1806in"/>
    </style:style>
    <style:style style:name="Tabla6.D" style:family="table-column">
      <style:table-column-properties style:column-width="0.5069in"/>
    </style:style>
    <style:style style:name="Tabla6.E" style:family="table-column">
      <style:table-column-properties style:column-width="0.5764in"/>
    </style:style>
    <style:style style:name="Tabla6.F" style:family="table-column">
      <style:table-column-properties style:column-width="0.8181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C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E2" style:family="table-cell">
      <style:table-cell-properties fo:padding="0in" fo:border="none"/>
    </style:style>
    <style:style style:name="Tabla6.F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E3" style:family="table-cell">
      <style:table-cell-properties fo:padding="0in" fo:border="none"/>
    </style:style>
    <style:style style:name="Tabla6.F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D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4" style:family="text">
      <style:text-properties fo:color="#000000"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047in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055in" fo:font-weight="bold" style:font-weight-asian="bold" style:font-weight-complex="bold"/>
    </style:style>
    <style:style style:name="MT38" style:family="text">
      <style:text-properties fo:letter-spacing="-0.0047in" fo:font-weight="bold" style:font-weight-asian="bold" style:font-weight-complex="bold"/>
    </style:style>
    <style:style style:name="MT39" style:family="text">
      <style:text-properties fo:letter-spacing="-0.0047in" fo:font-style="normal" officeooo:rsid="003a4e71" style:font-style-asian="normal" style:font-style-complex="normal"/>
    </style:style>
    <style:style style:name="MT40" style:family="text">
      <style:text-properties fo:letter-spacing="-0.0047in"/>
    </style:style>
    <style:style style:name="MT41" style:family="text">
      <style:text-properties fo:letter-spacing="-0.0016in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28in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28in" fo:font-style="normal" officeooo:rsid="001c3d3e" style:font-style-asian="normal" style:font-style-complex="normal"/>
    </style:style>
    <style:style style:name="MT57" style:family="text">
      <style:text-properties fo:letter-spacing="-0.0035in"/>
    </style:style>
    <style:style style:name="MT58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5307in" fo:min-width="1.1417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2"><draw:text-box fo:min-height="0.7319in" fo:min-width="2.1965in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29:28.174886167</dc:date>
    <meta:editing-duration>P2DT12M59S</meta:editing-duration>
    <meta:editing-cycles>407</meta:editing-cycles>
    <meta:generator>LibreOffice/6.0.7.3$Linux_X86_64 LibreOffice_project/00m0$Build-3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